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style:font-name="Calibri" fo:font-size="9pt" officeooo:paragraph-rsid="000635c0" style:font-size-asian="9pt" style:font-size-complex="9pt"/>
    </style:style>
    <style:style style:name="P3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alibri" fo:font-size="9pt" officeooo:rsid="000931f4" officeooo:paragraph-rsid="000931f4" style:font-size-asian="9pt" style:font-size-complex="9pt"/>
    </style:style>
    <style:style style:name="P4" style:family="paragraph" style:parent-style-name="Standard">
      <style:text-properties style:font-name="Calibri" fo:font-size="9pt" officeooo:paragraph-rsid="000f163f" style:font-size-asian="9pt" style:font-size-complex="9pt"/>
    </style:style>
    <style:style style:name="P5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635c0" style:font-size-asian="9pt" style:font-size-complex="9pt"/>
    </style:style>
    <style:style style:name="P6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7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8" style:family="paragraph" style:parent-style-name="Standard" style:master-page-name="">
      <style:paragraph-properties fo:margin-left="0in" fo:margin-right="0in" fo:text-indent="-0.6252in" style:auto-text-indent="false" style:page-number="auto"/>
      <style:text-properties style:font-name="Calibri" fo:font-size="9pt" officeooo:paragraph-rsid="000635c0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fo:font-variant="normal" fo:text-transform="none" fo:color="#000000" fo:letter-spacing="normal" fo:font-style="normal" fo:font-weight="normal" officeooo:rsid="0011caf7" style:font-style-asian="normal" style:font-style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09bfba" style:font-style-asian="normal" style:font-style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0f163f" style:font-style-asian="normal" style:font-style-complex="normal"/>
    </style:style>
    <style:style style:name="T6" style:family="text">
      <style:text-properties officeooo:rsid="0009bfba"/>
    </style:style>
    <style:style style:name="T7" style:family="text">
      <style:text-properties officeooo:rsid="000f16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tab/><text:tab/><text:tab/><text:tab/><text:tab/><text:tab/><text:tab/></text:p>
      <text:p text:style-name="P1"/>
      <text:p text:style-name="P1"><text:tab/><text:tab/><text:tab/><text:tab/><text:tab/><text:tab/><text:tab/><text:tab/> <text:s text:c="35"/><text:tab/><text:span text:style-name="T1">26/01/2015</text:span></text:p>
      <text:p text:style-name="P4"><text:span text:style-name="T1"><text:tab/></text:span><text:span text:style-name="T2">Paradiso Solutions</text:span></text:p>
      <text:p text:style-name="P5"><text:tab/>Estados Unidos</text:p>
      <text:p text:style-name="P1"/>
      <text:p text:style-name="P1"/>
      <text:p text:style-name="P1"/>
      <text:p text:style-name="P1"/>
      <text:p text:style-name="P3"><text:s text:c="4"/></text:p>
      <text:p text:style-name="P8"><text:span text:style-name="T6"><text:s text:c="11"/>39 <text:s text:c="8"/></text:span><text:s/><text:span text:style-name="T6">Horas Senior Developer<text:line-break/>(De 11/01/2015 a 25/01/2015)</text:span><text:tab/> <text:s text:c="112"/><text:span text:style-name="T7">$</text:span> <text:s text:c="2"/><text:span text:style-name="T6">15 <text:s text:c="54"/>$ 585</text:span></text:p>
      <text:p text:style-name="P6"><text:s text:c="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><text:span text:style-name="T4">585</text:span><text:span text:style-name="T3"><text:tab/><text:tab/><text:tab/><text:tab/> <text:s text:c="35"/><text:tab/><text:tab/><text:tab/><text:tab/><text:tab/><text:tab/> <text:s text:c="9"/></text:span><text:span text:style-name="T5">$</text:span><text:span text:style-name="T3"> </text:span><text:span text:style-name="T4">58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18T10:19:58.469000000</dc:date>
    <meta:editing-duration>PT57M12S</meta:editing-duration>
    <meta:editing-cycles>11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8" meta:word-count="22" meta:character-count="483" meta:non-whitespace-character-count="164"/>
  </office:meta>
</office:document-meta>
</file>